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textarea-horizontal-align="justify" draw:textarea-vertical-align="middle" draw:auto-grow-height="false" fo:min-height="1.337cm" fo:min-width="2.675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337cm" fo:min-width="2.67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337cm" fo:min-width="3.31cm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800080" draw:textarea-vertical-align="middle"/>
    </style:style>
    <style:style style:name="gr6" style:family="graphic" style:parent-style-name="standard">
      <style:graphic-properties svg:stroke-color="#000000" draw:fill-color="#d4ea6b" draw:textarea-horizontal-align="justify" draw:textarea-vertical-align="middle" draw:auto-grow-height="false" fo:min-height="1.338cm" fo:min-width="3.31cm"/>
      <style:paragraph-properties style:writing-mode="lr-tb"/>
    </style:style>
    <style:style style:name="gr7" style:family="graphic" style:parent-style-name="standard">
      <style:graphic-properties svg:stroke-color="#000000" draw:fill-color="#ff8000" draw:textarea-vertical-align="middle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1.337cm" fo:min-width="2.992cm"/>
      <style:paragraph-properties style:writing-mode="lr-tb"/>
    </style:style>
    <style:style style:name="gr9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43cm"/>
      <style:paragraph-properties style:writing-mode="lr-tb"/>
    </style:style>
    <style:style style:name="gr10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1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021cm" fo:min-width="1.564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862cm" fo:min-width="2.04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1.338cm" fo:min-width="1.564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703cm" fo:min-width="1.4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9" style:family="graphic" style:parent-style-name="standard">
      <style:graphic-properties draw:fill-color="#d4ea6b" draw:textarea-horizontal-align="justify" draw:textarea-vertical-align="middle" draw:auto-grow-height="false" fo:min-height="0.068cm" fo:min-width="0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067cm" fo:min-width="0.453cm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0.067cm" fo:min-width="0.453cm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0.068cm" fo:min-width="0.453cm"/>
    </style:style>
    <style:style style:name="gr23" style:family="graphic" style:parent-style-name="standard">
      <style:graphic-properties draw:fill-color="#6b5e9b" draw:textarea-horizontal-align="justify" draw:textarea-vertical-align="middle" draw:auto-grow-height="false" fo:min-height="2.29cm" fo:min-width="0.77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624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18cm" fo:min-width="1.059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603cm" fo:min-width="0.624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0.199cm" fo:min-width="0.624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14cm"/>
      <style:paragraph-properties style:writing-mode="lr-tb"/>
    </style:style>
    <style:style style:name="gr30" style:family="graphic" style:parent-style-name="objectwithoutfill">
      <style:graphic-properties svg:stroke-color="#000000" draw:fill="none" draw:fill-color="#ffffff" draw:textarea-vertical-align="middle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146cm" fo:min-width="2.194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706cm" fo:min-width="0.44cm"/>
      <style:paragraph-properties style:writing-mode="lr-tb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698cm"/>
      <style:paragraph-properties style:writing-mode="lr-tb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64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424cm" fo:min-width="0.623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826cm" fo:min-width="0.624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521cm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648cm" fo:min-width="0.624cm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06cm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296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054cm"/>
      <style:paragraph-properties style:writing-mode="lr-tb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84cm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1.151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27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978cm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958cm" fo:min-width="0.624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394cm" fo:min-width="1.011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.279cm" fo:min-width="1.895cm"/>
      <style:paragraph-properties style:writing-mode="lr-tb"/>
    </style:style>
    <style:style style:name="gr49" style:family="graphic" style:parent-style-name="objectwithoutfill">
      <style:graphic-properties svg:stroke-color="#000000" draw:fill="none" draw:fill-color="#000000" draw:textarea-vertical-align="middle"/>
    </style:style>
    <style:style style:name="gr50" style:family="graphic" style:parent-style-name="standard">
      <style:graphic-properties svg:stroke-color="#000000" draw:fill-color="#000000" draw:textarea-vertical-align="middle"/>
    </style:style>
    <style:style style:name="gr51" style:family="graphic" style:parent-style-name="standard">
      <style:graphic-properties svg:stroke-color="#ffffff" draw:fill-color="#000000" draw:textarea-vertical-align="middl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2.174cm"/>
      <style:paragraph-properties style:writing-mode="lr-tb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1.523cm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1.60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50938a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d4ea6b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-color="#6b5e9b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-color="#3465a4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8" style:family="paragraph">
      <loext:graphic-properties draw:fill-color="#ffffff"/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87cm" svg:x="22.59cm" svg:y="16.24cm">
          <text:p text:style-name="P1">Patrimo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175cm" svg:height="1.587cm" svg:x="22.59cm" svg:y="22.272cm">
          <text:p text:style-name="P1">Categ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1.587cm" svg:x="33.067cm" svg:y="22.59cm">
          <text:p text:style-name="P1">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4.178cm" svg:y1="17.827cm" svg:x2="24.178cm" svg:y2="22.272cm" draw:start-shape="id1" draw:start-glue-point="6" draw:end-shape="id2" draw:end-glue-point="4" svg:d="M24178 17827v4445" svg:viewBox="0 0 1 4446">
          <text:p/>
        </draw:connector>
        <draw:connector draw:style-name="gr5" draw:text-style-name="P3" draw:layer="layout" svg:x1="25.765cm" svg:y1="17.034cm" svg:x2="34.972cm" svg:y2="22.59cm" draw:start-shape="id1" draw:start-glue-point="7" draw:end-shape="id3" draw:end-glue-point="4" svg:d="M25765 17034h9207v5556" svg:viewBox="0 0 9208 5557">
          <text:p/>
        </draw:connector>
        <draw:custom-shape draw:style-name="gr6" draw:text-style-name="P2" xml:id="id5" draw:id="id5" draw:layer="layout" svg:width="3.81cm" svg:height="1.588cm" svg:x="44.167cm" svg:y="13.67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175cm" svg:height="1.587cm" svg:x="10.207cm" svg:y="21.955cm">
          <text:p text:style-name="P1">Addr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2.59cm" svg:y1="17.034cm" svg:x2="11.795cm" svg:y2="21.955cm" draw:start-shape="id1" draw:start-glue-point="5" draw:end-shape="id4" draw:end-glue-point="4" svg:d="M22590 17034h-10795v4921" svg:viewBox="0 0 10796 4922">
          <text:p/>
        </draw:connector>
        <draw:connector draw:style-name="gr7" draw:text-style-name="P4" draw:layer="layout" svg:x1="44.167cm" svg:y1="14.464cm" svg:x2="25.765cm" svg:y2="17.034cm" draw:start-shape="id5" draw:start-glue-point="3" draw:end-shape="id1" draw:end-glue-point="7" svg:d="M44167 14464h-9201v2570h-9201" svg:viewBox="0 0 18403 2571">
          <text:p/>
        </draw:connector>
        <draw:custom-shape draw:style-name="gr8" draw:text-style-name="P2" xml:id="id6" draw:id="id6" draw:layer="layout" svg:width="3.492cm" svg:height="1.587cm" svg:x="23.01cm" svg:y="2.043cm">
          <text:p text:style-name="P1">Acc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xml:id="id8" draw:id="id8" draw:layer="layout" svg:width="3.843cm" svg:height="1.587cm" svg:x="27.987cm" svg:y="7.023cm">
          <text:p text:style-name="P1">ADM (Level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7" draw:id="id7" draw:layer="layout" svg:width="3.81cm" svg:height="1.587cm" svg:x="41.957cm" svg:y="3.222cm">
          <text:p text:style-name="P1">User (Leve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6.502cm" svg:y1="2.837cm" svg:x2="43.862cm" svg:y2="3.222cm" draw:start-shape="id6" draw:start-glue-point="7" draw:end-shape="id7" draw:end-glue-point="4" svg:d="M26502 2837h7728v-117h9632v502" svg:viewBox="0 0 17361 503">
          <text:p/>
        </draw:connector>
        <draw:custom-shape draw:style-name="gr11" draw:text-style-name="P6" xml:id="id9" draw:id="id9" draw:layer="layout" svg:width="4.128cm" svg:height="2.541cm" svg:x="22.154cm" svg:y="10.842cm">
          <text:p text:style-name="P1">C.R.U.D<text:line-break/>Patrimon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9.909cm" svg:y1="8.61cm" svg:x2="24.218cm" svg:y2="10.842cm" draw:start-shape="id8" draw:start-glue-point="6" draw:end-shape="id9" draw:end-glue-point="4" svg:d="M29909 8610v1116h-5691v1116" svg:viewBox="0 0 5692 2233">
          <text:p/>
        </draw:connector>
        <draw:connector draw:style-name="gr4" draw:text-style-name="P3" draw:layer="layout" svg:x1="24.218cm" svg:y1="13.383cm" svg:x2="24.178cm" svg:y2="16.24cm" draw:start-shape="id9" draw:start-glue-point="6" draw:end-shape="id1" draw:end-glue-point="4" svg:d="M24218 13383v1428h-40v1429" svg:viewBox="0 0 41 2858">
          <text:p/>
        </draw:connector>
        <draw:custom-shape draw:style-name="gr12" draw:text-style-name="P7" xml:id="id10" draw:id="id10" draw:layer="layout" svg:width="5.08cm" svg:height="2.222cm" svg:x="43.545cm" svg:y="7.668cm">
          <text:p text:style-name="P1">Read/Update </text:p>
          <text:p text:style-name="P1"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xml:id="id11" draw:id="id11" draw:layer="layout" svg:width="4.128cm" svg:height="3.175cm" svg:x="20.469cm" svg:y="5.697cm">
          <text:p text:style-name="P1">C.R.U.D<text:line-break/>User/Gro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46.085cm" svg:y1="9.89cm" svg:x2="46.072cm" svg:y2="13.67cm" draw:start-shape="id10" draw:start-glue-point="6" draw:end-shape="id5" draw:end-glue-point="0" svg:d="M46085 9890v1891h-13v1889" svg:viewBox="0 0 14 3781">
          <text:p/>
        </draw:connector>
        <draw:connector draw:style-name="gr4" draw:text-style-name="P3" draw:layer="layout" svg:x1="27.987cm" svg:y1="7.817cm" svg:x2="24.597cm" svg:y2="7.285cm" draw:start-shape="id8" draw:start-glue-point="5" draw:end-shape="id11" draw:end-glue-point="7" svg:d="M27987 7817h-1695v-532h-1695" svg:viewBox="0 0 3391 533">
          <text:p/>
        </draw:connector>
        <draw:connector draw:style-name="gr4" draw:text-style-name="P3" draw:layer="layout" svg:x1="22.533cm" svg:y1="5.697cm" svg:x2="23.01cm" svg:y2="2.837cm" draw:start-shape="id11" draw:start-glue-point="4" draw:end-shape="id6" draw:end-glue-point="5" svg:d="M22533 5697v-1034h-24v-1826h501" svg:viewBox="0 0 502 2861">
          <text:p/>
        </draw:connector>
        <draw:custom-shape draw:style-name="gr15" draw:text-style-name="P6" xml:id="id12" draw:id="id12" draw:layer="layout" svg:width="3.81cm" svg:height="1.905cm" svg:x="35.29cm" svg:y="8.62cm">
          <text:p text:style-name="P1">C.R.U.D<text:line-break/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3.862cm" svg:y1="4.809cm" svg:x2="46.085cm" svg:y2="7.668cm" draw:start-shape="id7" draw:start-glue-point="6" draw:end-shape="id10" draw:end-glue-point="4" svg:d="M43862 4809v1430h2223v1429" svg:viewBox="0 0 2224 2860">
          <text:p/>
        </draw:connector>
        <draw:connector draw:style-name="gr4" draw:text-style-name="P3" draw:layer="layout" svg:x1="31.83cm" svg:y1="7.817cm" svg:x2="37.195cm" svg:y2="8.62cm" draw:start-shape="id8" draw:start-glue-point="7" draw:end-shape="id12" draw:end-glue-point="4" svg:d="M31830 7817h5365v803" svg:viewBox="0 0 5366 804">
          <text:p/>
        </draw:connector>
        <draw:connector draw:style-name="gr4" draw:text-style-name="P3" draw:layer="layout" svg:x1="37.195cm" svg:y1="10.525cm" svg:x2="46.072cm" svg:y2="13.67cm" draw:start-shape="id12" draw:start-glue-point="6" draw:end-shape="id5" draw:end-glue-point="0" svg:d="M37195 10525v1573h8877v1572" svg:viewBox="0 0 8878 3146">
          <text:p/>
        </draw:connector>
        <draw:frame draw:style-name="gr16" draw:text-style-name="P8" draw:layer="layout" svg:width="1.587cm" svg:height="0.962cm" svg:x="9.595cm" svg:y="20.902cm">
          <draw:text-box>
            <text:p>1,1</text:p>
          </draw:text-box>
        </draw:frame>
        <draw:frame draw:style-name="gr17" draw:text-style-name="P8" draw:layer="layout" svg:width="2.407cm" svg:height="1.673cm" svg:x="20.685cm" svg:y="1.695cm">
          <draw:text-box>
            <text:p>(1,1)</text:p>
          </draw:text-box>
        </draw:frame>
        <draw:frame draw:style-name="gr16" draw:text-style-name="P8" draw:layer="layout" svg:width="1.587cm" svg:height="0.962cm" svg:x="44.498cm" svg:y="12.798cm">
          <draw:text-box>
            <text:p>0,n</text:p>
          </draw:text-box>
        </draw:frame>
        <draw:frame draw:style-name="gr16" draw:text-style-name="P8" draw:layer="layout" svg:width="1.587cm" svg:height="0.962cm" svg:x="26.503cm" svg:y="1.933cm">
          <draw:text-box>
            <text:p>1,1</text:p>
          </draw:text-box>
        </draw:frame>
        <draw:frame draw:style-name="gr16" draw:text-style-name="P8" draw:layer="layout" svg:width="1.587cm" svg:height="0.962cm" svg:x="28.655cm" svg:y="8.61cm">
          <draw:text-box>
            <text:p>n,n</text:p>
          </draw:text-box>
        </draw:frame>
        <draw:frame draw:style-name="gr16" draw:text-style-name="P8" draw:layer="layout" svg:width="1.587cm" svg:height="0.962cm" svg:x="22.591cm" svg:y="15.287cm">
          <draw:text-box>
            <text:p>0,n</text:p>
          </draw:text-box>
        </draw:frame>
        <draw:frame draw:style-name="gr16" draw:text-style-name="P8" draw:layer="layout" svg:width="1.587cm" svg:height="0.962cm" svg:x="21.003cm" svg:y="16.23cm">
          <draw:text-box>
            <text:p>0,1</text:p>
          </draw:text-box>
        </draw:frame>
        <draw:frame draw:style-name="gr16" draw:text-style-name="P8" draw:layer="layout" svg:width="1.587cm" svg:height="0.962cm" svg:x="25.765cm" svg:y="16.23cm">
          <draw:text-box>
            <text:p>1,1</text:p>
          </draw:text-box>
        </draw:frame>
        <draw:frame draw:style-name="gr16" draw:text-style-name="P8" draw:layer="layout" svg:width="1.587cm" svg:height="0.962cm" svg:x="33.182cm" svg:y="21.32cm">
          <draw:text-box>
            <text:p>1,n</text:p>
          </draw:text-box>
        </draw:frame>
        <draw:frame draw:style-name="gr16" draw:text-style-name="P8" draw:layer="layout" svg:width="1.588cm" svg:height="0.962cm" svg:x="22.589cm" svg:y="21.32cm">
          <draw:text-box>
            <text:p>1,1</text:p>
          </draw:text-box>
        </draw:frame>
        <draw:frame draw:style-name="gr16" draw:text-style-name="P8" draw:layer="layout" svg:width="1.587cm" svg:height="0.962cm" svg:x="22.967cm" svg:y="17.771cm">
          <draw:text-box>
            <text:p>0,n</text:p>
          </draw:text-box>
        </draw:frame>
        <draw:frame draw:style-name="gr16" draw:text-style-name="P8" draw:layer="layout" svg:width="1.587cm" svg:height="0.962cm" svg:x="42.275cm" svg:y="13.661cm">
          <draw:text-box>
            <text:p>1,n</text:p>
          </draw:text-box>
        </draw:frame>
        <draw:frame draw:style-name="gr16" draw:text-style-name="P8" draw:layer="layout" svg:width="1.587cm" svg:height="0.962cm" svg:x="44.497cm" svg:y="4.853cm">
          <draw:text-box>
            <text:p>0,n</text:p>
          </draw:text-box>
        </draw:frame>
        <draw:frame draw:style-name="gr16" draw:text-style-name="P8" draw:layer="layout" svg:width="1.587cm" svg:height="0.962cm" svg:x="31.831cm" svg:y="6.696cm">
          <draw:text-box>
            <text:p>1,1</text:p>
          </draw:text-box>
        </draw:frame>
        <draw:frame draw:style-name="gr18" draw:text-style-name="P8" draw:layer="layout" svg:width="6.985cm" svg:height="3.806cm" svg:x="1.813cm" svg:y="12.012cm">
          <draw:text-box>
            <text:p>Primary Tables</text:p>
            <text:p>Secondary Tables</text:p>
            <text:p>Primary Functions</text:p>
            <text:p>Secondary Functions</text:p>
          </draw:text-box>
        </draw:frame>
        <draw:custom-shape draw:style-name="gr19" draw:text-style-name="P9" draw:layer="layout" svg:width="0.953cm" svg:height="0.318cm" svg:x="0.86cm" svg:y="12.3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53cm" svg:height="0.317cm" svg:x="0.86cm" svg:y="12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953cm" svg:height="0.317cm" svg:x="0.86cm" svg:y="13.9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1" draw:layer="layout" svg:width="0.953cm" svg:height="0.318cm" svg:x="0.86cm" svg:y="14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xml:id="id13" draw:id="id13" draw:layer="layout" svg:width="1.27cm" svg:height="2.54cm" svg:x="49.26cm" svg:y="3.222cm">
          <text:p text:style-name="P1">Mobi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9.895cm" svg:y1="5.762cm" svg:x2="48.625cm" svg:y2="8.779cm" draw:start-shape="id13" draw:start-glue-point="2" draw:end-shape="id10" draw:end-glue-point="7" svg:d="M49895 5762v3017h-1270" svg:viewBox="0 0 1271 3018">
          <text:p/>
        </draw:connector>
        <draw:custom-shape draw:style-name="gr24" draw:text-style-name="P13" xml:id="id16" draw:id="id16" draw:layer="layout" svg:width="1.588cm" svg:height="0.635cm" svg:x="38.429cm" svg:y="22.367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7" draw:id="id17" draw:layer="layout" svg:width="1.588cm" svg:height="0.635cm" svg:x="38.042cm" svg:y="23.267cm">
          <text:p text:style-name="P1"><text:span text:style-name="T1">CNP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14" draw:id="id14" draw:layer="layout" svg:width="2.205cm" svg:height="0.66cm" svg:x="30.227cm" svg:y="24.81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19" draw:id="id19" draw:layer="layout" svg:width="1.588cm" svg:height="1.205cm" svg:x="36.29cm" svg:y="25.212cm">
          <text:p text:style-name="P1">Fantasy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15" draw:id="id15" draw:layer="layout" svg:width="1.588cm" svg:height="0.635cm" svg:x="30.542cm" svg:y="20.86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29" draw:id="id29" draw:layer="layout" svg:width="1.588cm" svg:height="0.635cm" svg:x="24.537cm" svg:y="21.0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33" draw:id="id33" draw:layer="layout" svg:width="1.588cm" svg:height="0.635cm" svg:x="12.105cm" svg:y="20.7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38" draw:id="id38" draw:layer="layout" svg:width="1.588cm" svg:height="0.635cm" svg:x="24.915cm" svg:y="14.5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68" draw:id="id68" draw:layer="layout" svg:width="1.588cm" svg:height="0.635cm" svg:x="46.319cm" svg:y="12.32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69" draw:id="id69" draw:layer="layout" svg:width="1.588cm" svg:height="0.635cm" svg:x="25.06cm" svg:y="0.68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8" draw:id="id18" draw:layer="layout" svg:width="1.588cm" svg:height="0.635cm" svg:x="33.555cm" svg:y="25.367cm">
          <text:p text:style-name="P1">Corporate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2.432cm" svg:y1="25.142cm" svg:x2="33.067cm" svg:y2="23.384cm" draw:start-shape="id14" draw:start-glue-point="10" draw:end-shape="id3" draw:end-glue-point="5" svg:d="M32432 25142l635-1758" svg:viewBox="0 0 636 1759">
          <text:p/>
        </draw:connector>
        <draw:connector draw:style-name="gr28" draw:text-style-name="P15" draw:layer="layout" draw:type="line" svg:x1="34.972cm" svg:y1="22.59cm" svg:x2="31.336cm" svg:y2="21.502cm" draw:start-shape="id3" draw:start-glue-point="4" draw:end-shape="id15" draw:end-glue-point="8" svg:d="M34972 22590l-3636-1088" svg:viewBox="0 0 3637 1089">
          <text:p/>
        </draw:connector>
        <draw:connector draw:style-name="gr28" draw:text-style-name="P15" draw:layer="layout" draw:type="line" svg:x1="36.877cm" svg:y1="23.384cm" svg:x2="38.429cm" svg:y2="22.685cm" draw:start-shape="id3" draw:start-glue-point="7" draw:end-shape="id16" draw:end-glue-point="6" svg:d="M36877 23384l1552-699" svg:viewBox="0 0 1553 700">
          <text:p/>
        </draw:connector>
        <draw:connector draw:style-name="gr28" draw:text-style-name="P15" draw:layer="layout" draw:type="line" svg:x1="36.877cm" svg:y1="23.384cm" svg:x2="38.042cm" svg:y2="23.585cm" draw:start-shape="id3" draw:start-glue-point="7" draw:end-shape="id17" draw:end-glue-point="6" svg:d="M36877 23384l1165 201" svg:viewBox="0 0 1166 202">
          <text:p/>
        </draw:connector>
        <draw:connector draw:style-name="gr28" draw:text-style-name="P15" draw:layer="layout" draw:type="line" svg:x1="34.972cm" svg:y1="24.177cm" svg:x2="34.349cm" svg:y2="25.367cm" draw:start-shape="id3" draw:start-glue-point="6" draw:end-shape="id18" draw:end-glue-point="4" svg:d="M34972 24177l-623 1190" svg:viewBox="0 0 624 1191">
          <text:p/>
        </draw:connector>
        <draw:connector draw:style-name="gr28" draw:text-style-name="P15" draw:layer="layout" draw:type="line" svg:x1="34.972cm" svg:y1="24.177cm" svg:x2="37.084cm" svg:y2="25.212cm" draw:start-shape="id3" draw:start-glue-point="6" draw:end-shape="id19" draw:end-glue-point="4" svg:d="M34972 24177l2112 1035" svg:viewBox="0 0 2113 1036">
          <text:p/>
        </draw:connector>
        <draw:custom-shape draw:style-name="gr29" draw:text-style-name="P13" xml:id="id21" draw:id="id21" draw:layer="layout" svg:width="2.318cm" svg:height="0.635cm" svg:x="38.782cm" svg:y="25.512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0" draw:id="id20" draw:layer="layout" svg:width="1.588cm" svg:height="0.635cm" svg:x="29.892cm" svg:y="21.712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1.48cm" svg:y1="22.03cm" svg:x2="34.972cm" svg:y2="22.59cm" draw:start-shape="id20" draw:start-glue-point="10" draw:end-shape="id3" draw:end-glue-point="4" svg:d="M31480 22030l3492 560" svg:viewBox="0 0 3493 561">
          <text:p/>
        </draw:connector>
        <draw:connector draw:style-name="gr28" draw:text-style-name="P15" draw:layer="layout" draw:type="line" svg:x1="36.877cm" svg:y1="23.384cm" svg:x2="39.941cm" svg:y2="25.512cm" draw:start-shape="id3" draw:start-glue-point="7" draw:end-shape="id21" draw:end-glue-point="4" svg:d="M36877 23384l3064 2128" svg:viewBox="0 0 3065 2129">
          <text:p/>
        </draw:connector>
        <draw:custom-shape draw:style-name="gr24" draw:text-style-name="P13" xml:id="id27" draw:id="id27" draw:layer="layout" svg:width="1.588cm" svg:height="0.635cm" svg:x="27.728cm" svg:y="25.037cm">
          <text:p text:style-name="P1">Ci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6" draw:id="id26" draw:layer="layout" svg:width="1.588cm" svg:height="0.635cm" svg:x="27.728cm" svg:y="24.037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8" draw:id="id28" draw:layer="layout" svg:width="1.588cm" svg:height="0.635cm" svg:x="27.728cm" svg:y="25.937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5" draw:id="id25" draw:layer="layout" svg:width="1.588cm" svg:height="0.635cm" svg:x="42.528cm" svg:y="23.837cm">
          <text:p text:style-name="P1">Mobil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4" draw:id="id24" draw:layer="layout" svg:width="1.588cm" svg:height="0.635cm" svg:x="42.528cm" svg:y="25.137cm">
          <text:p text:style-name="P1">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3" draw:id="id23" draw:layer="layout" svg:width="1.588cm" svg:height="0.635cm" svg:x="42.528cm" svg:y="26.137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1.588cm" svg:height="0.635cm" svg:x="42.631cm" svg:y="27.089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" svg:x1="41.1cm" svg:y1="25.83cm" svg:x2="42.631cm" svg:y2="27.407cm" draw:start-shape="id21" draw:start-glue-point="10" draw:end-shape="id22" draw:end-glue-point="6" svg:d="M41100 25830l1531 1577" svg:viewBox="0 0 1532 1578">
          <text:p/>
        </draw:connector>
        <draw:connector draw:style-name="gr30" draw:text-style-name="P16" draw:layer="layout" draw:type="line" svg:x1="41.1cm" svg:y1="25.83cm" svg:x2="42.528cm" svg:y2="26.455cm" draw:start-shape="id21" draw:start-glue-point="10" draw:end-shape="id23" draw:end-glue-point="6" svg:d="M41100 25830l1428 625" svg:viewBox="0 0 1429 626">
          <text:p/>
        </draw:connector>
        <draw:connector draw:style-name="gr30" draw:text-style-name="P16" draw:layer="layout" draw:type="line" svg:x1="41.1cm" svg:y1="25.83cm" svg:x2="42.528cm" svg:y2="25.455cm" draw:start-shape="id21" draw:start-glue-point="10" draw:end-shape="id24" draw:end-glue-point="6" svg:d="M41100 25830l1428-375" svg:viewBox="0 0 1429 376">
          <text:p/>
        </draw:connector>
        <draw:connector draw:style-name="gr30" draw:text-style-name="P16" draw:layer="layout" draw:type="line" svg:x1="41.1cm" svg:y1="25.83cm" svg:x2="42.528cm" svg:y2="24.155cm" draw:start-shape="id21" draw:start-glue-point="10" draw:end-shape="id25" draw:end-glue-point="6" svg:d="M41100 25830l1428-1675" svg:viewBox="0 0 1429 1676">
          <text:p/>
        </draw:connector>
        <draw:connector draw:style-name="gr30" draw:text-style-name="P16" draw:layer="layout" draw:type="line" svg:x1="29.316cm" svg:y1="24.355cm" svg:x2="30.227cm" svg:y2="25.142cm" draw:start-shape="id26" draw:start-glue-point="10" draw:end-shape="id14" draw:end-glue-point="6" svg:d="M29316 24355l911 787" svg:viewBox="0 0 912 788">
          <text:p/>
        </draw:connector>
        <draw:connector draw:style-name="gr30" draw:text-style-name="P16" draw:layer="layout" draw:type="line" svg:x1="29.316cm" svg:y1="25.355cm" svg:x2="30.227cm" svg:y2="25.142cm" draw:start-shape="id27" draw:start-glue-point="10" draw:end-shape="id14" draw:end-glue-point="6" svg:d="M29316 25355l911-213" svg:viewBox="0 0 912 214">
          <text:p/>
        </draw:connector>
        <draw:connector draw:style-name="gr30" draw:text-style-name="P16" draw:layer="layout" draw:type="line" svg:x1="29.316cm" svg:y1="26.255cm" svg:x2="30.227cm" svg:y2="25.142cm" draw:start-shape="id28" draw:start-glue-point="10" draw:end-shape="id14" draw:end-glue-point="6" svg:d="M29316 26255l911-1113" svg:viewBox="0 0 912 1114">
          <text:p/>
        </draw:connector>
        <draw:connector draw:style-name="gr28" draw:text-style-name="P15" draw:layer="layout" draw:type="line" svg:x1="25.331cm" svg:y1="21.707cm" svg:x2="24.177cm" svg:y2="22.272cm" draw:start-shape="id29" draw:start-glue-point="8" draw:end-shape="id2" draw:end-glue-point="0" svg:d="M25331 21707l-1154 565" svg:viewBox="0 0 1155 566">
          <text:p/>
        </draw:connector>
        <draw:custom-shape draw:style-name="gr31" draw:text-style-name="P13" xml:id="id32" draw:id="id32" draw:layer="layout" svg:width="3.81cm" svg:height="0.558cm" svg:x="17.51cm" svg:y="23.937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1" draw:id="id31" draw:layer="layout" svg:width="1.588cm" svg:height="0.635cm" svg:x="18.276cm" svg:y="21.73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30" draw:id="id30" draw:layer="layout" svg:width="1.588cm" svg:height="0.635cm" svg:x="18.3cm" svg:y="22.937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9.888cm" svg:y1="23.255cm" svg:x2="22.59cm" svg:y2="23.066cm" draw:start-shape="id30" draw:start-glue-point="10" draw:end-shape="id2" draw:end-glue-point="5" svg:d="M19888 23255l2702-189" svg:viewBox="0 0 2703 190">
          <text:p/>
        </draw:connector>
        <draw:connector draw:style-name="gr28" draw:text-style-name="P15" draw:layer="layout" draw:type="line" svg:x1="19.864cm" svg:y1="22.055cm" svg:x2="22.59cm" svg:y2="23.066cm" draw:start-shape="id31" draw:start-glue-point="10" draw:end-shape="id2" draw:end-glue-point="5" svg:d="M19864 22055l2726 1011" svg:viewBox="0 0 2727 1012">
          <text:p/>
        </draw:connector>
        <draw:connector draw:style-name="gr28" draw:text-style-name="P15" draw:layer="layout" draw:type="line" svg:x1="20.762cm" svg:y1="24.414cm" svg:x2="22.59cm" svg:y2="23.066cm" draw:start-shape="id32" draw:start-glue-point="9" draw:end-shape="id2" draw:end-glue-point="5" svg:d="M20762 24414l1828-1348" svg:viewBox="0 0 1829 1349">
          <text:p/>
        </draw:connector>
        <draw:connector draw:style-name="gr28" draw:text-style-name="P15" draw:layer="layout" draw:type="line" svg:x1="12.899cm" svg:y1="21.407cm" svg:x2="11.795cm" svg:y2="21.955cm" draw:start-shape="id33" draw:start-glue-point="8" draw:end-shape="id4" draw:end-glue-point="4" svg:d="M12899 21407l-1104 548" svg:viewBox="0 0 1105 549">
          <text:p/>
        </draw:connector>
        <draw:custom-shape draw:style-name="gr32" draw:text-style-name="P13" xml:id="id34" draw:id="id34" draw:layer="layout" svg:width="1.328cm" svg:height="1.352cm" svg:x="13.442cm" svg:y="26cm">
          <text:p text:style-name="P1">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35" draw:id="id35" draw:layer="layout" svg:width="3.108cm" svg:height="0.635cm" svg:x="12.619cm" svg:y="28cm">
          <text:p text:style-name="P1">Extens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4.106cm" svg:y1="27.352cm" svg:x2="14.173cm" svg:y2="28cm" draw:start-shape="id34" draw:start-glue-point="8" draw:end-shape="id35" draw:end-glue-point="4" svg:d="M14106 27352l67 648" svg:viewBox="0 0 68 649">
          <text:p/>
        </draw:connector>
        <draw:connector draw:style-name="gr28" draw:text-style-name="P15" draw:layer="layout" draw:type="line" svg:x1="14.106cm" svg:y1="26cm" svg:x2="14.053cm" svg:y2="25.228cm" draw:start-shape="id34" draw:start-glue-point="4" draw:end-shape="id36" draw:end-glue-point="8" svg:d="M14106 26000l-53-772" svg:viewBox="0 0 54 773">
          <text:p/>
        </draw:connector>
        <draw:custom-shape draw:style-name="gr34" draw:text-style-name="P13" xml:id="id36" draw:id="id36" draw:layer="layout" svg:width="2.068cm" svg:height="0.635cm" svg:x="13.019cm" svg:y="24.593cm">
          <text:p text:style-name="P1">Se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1.795cm" svg:y1="23.542cm" svg:x2="14.053cm" svg:y2="24.593cm" draw:start-shape="id4" draw:start-glue-point="6" draw:end-shape="id36" draw:end-glue-point="4" svg:d="M11795 23542l2258 1051" svg:viewBox="0 0 2259 1052">
          <text:p/>
        </draw:connector>
        <draw:custom-shape draw:style-name="gr24" draw:text-style-name="P13" xml:id="id37" draw:id="id37" draw:layer="layout" svg:width="1.588cm" svg:height="0.635cm" svg:x="9.329cm" svg:y="24.493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1.795cm" svg:y1="23.542cm" svg:x2="10.123cm" svg:y2="24.493cm" draw:start-shape="id4" draw:start-glue-point="6" draw:end-shape="id37" draw:end-glue-point="4" svg:d="M11795 23542l-1672 951" svg:viewBox="0 0 1673 952">
          <text:p/>
        </draw:connector>
        <draw:connector draw:style-name="gr28" draw:text-style-name="P15" draw:layer="layout" draw:type="line" svg:x1="25.709cm" svg:y1="15.145cm" svg:x2="24.178cm" svg:y2="16.24cm" draw:start-shape="id38" draw:start-glue-point="8" draw:end-shape="id1" draw:end-glue-point="4" svg:d="M25709 15145l-1531 1095" svg:viewBox="0 0 1532 1096">
          <text:p/>
        </draw:connector>
        <draw:custom-shape draw:style-name="gr35" draw:text-style-name="P13" xml:id="id39" draw:id="id39" draw:layer="layout" svg:width="1.587cm" svg:height="0.952cm" svg:x="27.67cm" svg:y="27.035cm">
          <text:p text:style-name="P1"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" svg:x1="30.227cm" svg:y1="25.142cm" svg:x2="29.257cm" svg:y2="27.511cm" draw:start-shape="id14" draw:start-glue-point="6" draw:end-shape="id39" draw:end-glue-point="10" svg:d="M30227 25142l-970 2369" svg:viewBox="0 0 971 2370">
          <text:p/>
        </draw:connector>
        <draw:custom-shape draw:style-name="gr3" draw:text-style-name="P1" xml:id="id41" draw:id="id41" draw:layer="layout" svg:width="3.81cm" svg:height="1.587cm" svg:x="7.35cm" svg:y="4.175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8" draw:layer="layout" svg:width="2.108cm" svg:height="0.962cm" svg:x="9.264cm" svg:y="1.805cm">
          <draw:text-box>
            <text:p>(1,n)</text:p>
          </draw:text-box>
        </draw:frame>
        <draw:custom-shape draw:style-name="gr24" draw:text-style-name="P13" xml:id="id43" draw:id="id43" draw:layer="layout" svg:width="1.588cm" svg:height="0.635cm" svg:x="12.011cm" svg:y="3.95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45" draw:id="id45" draw:layer="layout" svg:width="1.588cm" svg:height="1.52cm" svg:x="11.224cm" svg:y="8.052cm">
          <text:p text:style-name="P17"><text:span text:style-name="T2">CPF/CNP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xml:id="id40" draw:id="id40" draw:layer="layout" svg:width="2.857cm" svg:height="0.635cm" svg:x="4.175cm" svg:y="4.62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47" draw:id="id47" draw:layer="layout" svg:width="1.588cm" svg:height="1.27cm" svg:x="5.537cm" svg:y="9.185cm">
          <text:p text:style-name="P1">Last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xml:id="id42" draw:id="id42" draw:layer="layout" svg:width="1.588cm" svg:height="0.635cm" svg:x="7.124cm" svg:y="2.35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46" draw:id="id46" draw:layer="layout" svg:width="1.988cm" svg:height="0.635cm" svg:x="5.332cm" svg:y="7.98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7.032cm" svg:y1="4.94cm" svg:x2="7.35cm" svg:y2="4.969cm" draw:start-shape="id40" draw:start-glue-point="10" draw:end-shape="id41" draw:end-glue-point="5" svg:d="M7032 4940l318 29" svg:viewBox="0 0 319 30">
          <text:p/>
        </draw:connector>
        <draw:connector draw:style-name="gr28" draw:text-style-name="P15" draw:layer="layout" draw:type="line" svg:x1="9.255cm" svg:y1="4.175cm" svg:x2="7.918cm" svg:y2="2.987cm" draw:start-shape="id41" draw:start-glue-point="4" draw:end-shape="id42" draw:end-glue-point="8" svg:d="M9255 4175l-1337-1188" svg:viewBox="0 0 1338 1189">
          <text:p/>
        </draw:connector>
        <draw:connector draw:style-name="gr28" draw:text-style-name="P15" draw:layer="layout" draw:type="line" svg:x1="11.16cm" svg:y1="4.969cm" svg:x2="12.011cm" svg:y2="4.27cm" draw:start-shape="id41" draw:start-glue-point="7" draw:end-shape="id43" draw:end-glue-point="6" svg:d="M11160 4969l851-699" svg:viewBox="0 0 852 700">
          <text:p/>
        </draw:connector>
        <draw:connector draw:style-name="gr28" draw:text-style-name="P15" draw:layer="layout" draw:type="line" svg:x1="9.238cm" svg:y1="7.032cm" svg:x2="12.018cm" svg:y2="8.052cm" draw:start-shape="id44" draw:start-glue-point="8" draw:end-shape="id45" draw:end-glue-point="4" svg:d="M9238 7032l2780 1020" svg:viewBox="0 0 2781 1021">
          <text:p/>
        </draw:connector>
        <draw:connector draw:style-name="gr28" draw:text-style-name="P15" draw:layer="layout" draw:type="line" svg:x1="9.238cm" svg:y1="7.032cm" svg:x2="6.326cm" svg:y2="7.985cm" draw:start-shape="id44" draw:start-glue-point="8" draw:end-shape="id46" draw:end-glue-point="4" svg:d="M9238 7032l-2912 953" svg:viewBox="0 0 2913 954">
          <text:p/>
        </draw:connector>
        <draw:connector draw:style-name="gr28" draw:text-style-name="P15" draw:layer="layout" draw:type="line" svg:x1="6.326cm" svg:y1="8.62cm" svg:x2="6.331cm" svg:y2="9.185cm" draw:start-shape="id46" draw:start-glue-point="8" draw:end-shape="id47" draw:end-glue-point="4" svg:d="M6326 8620l5 565" svg:viewBox="0 0 6 566">
          <text:p/>
        </draw:connector>
        <draw:custom-shape draw:style-name="gr40" draw:text-style-name="P13" xml:id="id49" draw:id="id49" draw:layer="layout" svg:width="2.54cm" svg:height="0.635cm" svg:x="11.747cm" svg:y="5.227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48" draw:id="id48" draw:layer="layout" svg:width="1.588cm" svg:height="0.635cm" svg:x="5.374cm" svg:y="3.39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6.962cm" svg:y1="3.715cm" svg:x2="9.255cm" svg:y2="4.175cm" draw:start-shape="id48" draw:start-glue-point="10" draw:end-shape="id41" draw:end-glue-point="4" svg:d="M6962 3715l2293 460" svg:viewBox="0 0 2294 461">
          <text:p/>
        </draw:connector>
        <draw:connector draw:style-name="gr28" draw:text-style-name="P15" draw:layer="layout" draw:type="line" svg:x1="11.16cm" svg:y1="4.969cm" svg:x2="11.747cm" svg:y2="5.545cm" draw:start-shape="id41" draw:start-glue-point="7" draw:end-shape="id49" draw:end-glue-point="6" svg:d="M11160 4969l587 576" svg:viewBox="0 0 588 577">
          <text:p/>
        </draw:connector>
        <draw:custom-shape draw:style-name="gr41" draw:text-style-name="P13" xml:id="id55" draw:id="id55" draw:layer="layout" svg:width="2.198cm" svg:height="0.635cm" svg:x="1cm" svg:y="4.822cm">
          <text:p text:style-name="P1">Coun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4" draw:id="id54" draw:layer="layout" svg:width="2.098cm" svg:height="0.635cm" svg:x="1cm" svg:y="3.722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6" draw:id="id56" draw:layer="layout" svg:width="1.588cm" svg:height="0.635cm" svg:x="1.51cm" svg:y="5.922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53" draw:id="id53" draw:layer="layout" svg:width="2.335cm" svg:height="0.83cm" svg:x="15.61cm" svg:y="5.127cm">
          <text:p text:style-name="P1">*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xml:id="id52" draw:id="id52" draw:layer="layout" svg:width="2.017cm" svg:height="0.635cm" svg:x="15.81cm" svg:y="6.422cm">
          <text:p text:style-name="P1">*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51" draw:id="id51" draw:layer="layout" svg:width="1.588cm" svg:height="0.635cm" svg:x="15.81cm" svg:y="7.322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50" draw:id="id50" draw:layer="layout" svg:width="3.502cm" svg:height="0.635cm" svg:x="10.712cm" svg:y="9.86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9.238cm" svg:y1="7.032cm" svg:x2="10.712cm" svg:y2="10.178cm" draw:start-shape="id44" draw:start-glue-point="8" draw:end-shape="id50" draw:end-glue-point="6" svg:d="M9238 7032l1474 3146" svg:viewBox="0 0 1475 3147">
          <text:p/>
        </draw:connector>
        <draw:connector draw:style-name="gr28" draw:text-style-name="P15" draw:layer="layout" draw:type="line" svg:x1="14.287cm" svg:y1="5.545cm" svg:x2="15.81cm" svg:y2="7.64cm" draw:start-shape="id49" draw:start-glue-point="10" draw:end-shape="id51" draw:end-glue-point="6" svg:d="M14287 5545l1523 2095" svg:viewBox="0 0 1524 2096">
          <text:p/>
        </draw:connector>
        <draw:connector draw:style-name="gr28" draw:text-style-name="P15" draw:layer="layout" draw:type="line" svg:x1="14.287cm" svg:y1="5.545cm" svg:x2="15.81cm" svg:y2="6.74cm" draw:start-shape="id49" draw:start-glue-point="10" draw:end-shape="id52" draw:end-glue-point="6" svg:d="M14287 5545l1523 1195" svg:viewBox="0 0 1524 1196">
          <text:p/>
        </draw:connector>
        <draw:connector draw:style-name="gr28" draw:text-style-name="P15" draw:layer="layout" draw:type="line" svg:x1="14.287cm" svg:y1="5.545cm" svg:x2="15.61cm" svg:y2="5.542cm" draw:start-shape="id49" draw:start-glue-point="10" draw:end-shape="id53" draw:end-glue-point="6" svg:d="M14287 5545l1323-3" svg:viewBox="0 0 1324 4">
          <text:p/>
        </draw:connector>
        <draw:connector draw:style-name="gr28" draw:text-style-name="P15" draw:layer="layout" draw:type="line" svg:x1="3.098cm" svg:y1="4.04cm" svg:x2="4.175cm" svg:y2="4.94cm" draw:start-shape="id54" draw:start-glue-point="10" draw:end-shape="id40" draw:end-glue-point="6" svg:d="M3098 4040l1077 900" svg:viewBox="0 0 1078 901">
          <text:p/>
        </draw:connector>
        <draw:connector draw:style-name="gr28" draw:text-style-name="P15" draw:layer="layout" draw:type="line" svg:x1="3.198cm" svg:y1="5.14cm" svg:x2="4.175cm" svg:y2="4.94cm" draw:start-shape="id55" draw:start-glue-point="10" draw:end-shape="id40" draw:end-glue-point="6" svg:d="M3198 5140l977-200" svg:viewBox="0 0 978 201">
          <text:p/>
        </draw:connector>
        <draw:connector draw:style-name="gr28" draw:text-style-name="P15" draw:layer="layout" draw:type="line" svg:x1="3.098cm" svg:y1="6.24cm" svg:x2="4.175cm" svg:y2="4.94cm" draw:start-shape="id56" draw:start-glue-point="10" draw:end-shape="id40" draw:end-glue-point="6" svg:d="M3098 6240l1077-1300" svg:viewBox="0 0 1078 1301">
          <text:p/>
        </draw:connector>
        <draw:custom-shape draw:style-name="gr35" draw:text-style-name="P13" xml:id="id57" draw:id="id57" draw:layer="layout" svg:width="1.587cm" svg:height="0.952cm" svg:x="1.552cm" svg:y="6.82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4.175cm" svg:y1="4.94cm" svg:x2="3.139cm" svg:y2="7.296cm" draw:start-shape="id40" draw:start-glue-point="6" draw:end-shape="id57" draw:end-glue-point="10" svg:d="M4175 4940l-1036 2356" svg:viewBox="0 0 1037 2357">
          <text:p/>
        </draw:connector>
        <draw:custom-shape draw:style-name="gr24" draw:text-style-name="P13" xml:id="id58" draw:id="id58" draw:layer="layout" svg:width="1.588cm" svg:height="0.635cm" svg:x="12.012cm" svg:y="3.052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2.012cm" svg:y1="3.37cm" svg:x2="11.16cm" svg:y2="4.969cm" draw:start-shape="id58" draw:start-glue-point="6" draw:end-shape="id41" draw:end-glue-point="7" svg:d="M12012 3370l-852 1599" svg:viewBox="0 0 853 1600">
          <text:p/>
        </draw:connector>
        <draw:custom-shape draw:style-name="gr46" draw:text-style-name="P13" xml:id="id59" draw:id="id59" draw:layer="layout" svg:width="1.588cm" svg:height="1.708cm" svg:x="8.425cm" svg:y="9.152cm">
          <text:p text:style-name="P1">Work<text:line-break/>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9.238cm" svg:y1="7.032cm" svg:x2="9.219cm" svg:y2="9.152cm" draw:start-shape="id44" draw:start-glue-point="8" draw:end-shape="id59" draw:end-glue-point="4" svg:d="M9238 7032l-19 2120" svg:viewBox="0 0 20 2121">
          <text:p/>
        </draw:connector>
        <draw:custom-shape draw:style-name="gr24" draw:text-style-name="P13" xml:id="id60" draw:id="id60" draw:layer="layout" svg:width="1.588cm" svg:height="0.635cm" svg:x="1.434cm" svg:y="2.322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3.022cm" svg:y1="2.64cm" svg:x2="4.175cm" svg:y2="4.94cm" draw:start-shape="id60" draw:start-glue-point="10" draw:end-shape="id40" draw:end-glue-point="6" svg:d="M3022 2640l1153 2300" svg:viewBox="0 0 1154 2301">
          <text:p/>
        </draw:connector>
        <draw:custom-shape draw:style-name="gr47" draw:text-style-name="P13" xml:id="id61" draw:id="id61" draw:layer="layout" svg:width="2.135cm" svg:height="0.91cm" svg:x="15.787cm" svg:y="3.64cm">
          <text:p text:style-name="P1">*Social<text:line-break/>Networ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14.287cm" svg:y1="5.545cm" svg:x2="15.787cm" svg:y2="4.095cm" draw:start-shape="id49" draw:start-glue-point="10" draw:end-shape="id61" draw:end-glue-point="6" svg:d="M14287 5545l1500-1450" svg:viewBox="0 0 1501 1451">
          <text:p/>
        </draw:connector>
        <draw:custom-shape draw:style-name="gr48" draw:text-style-name="P13" xml:id="id44" draw:id="id44" draw:layer="layout" svg:width="3.385cm" svg:height="0.747cm" svg:x="7.545cm" svg:y="6.285cm">
          <text:p text:style-name="P1">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9.238cm" svg:y1="6.285cm" svg:x2="9.255cm" svg:y2="5.762cm" draw:start-shape="id44" draw:start-glue-point="4" draw:end-shape="id41" draw:end-glue-point="6" svg:d="M9238 6285l17-523" svg:viewBox="0 0 18 524">
          <text:p/>
        </draw:connector>
        <draw:connector draw:style-name="gr50" draw:text-style-name="P20" draw:layer="layout" svg:x1="9.255cm" svg:y1="4.175cm" svg:x2="24.756cm" svg:y2="2.043cm" draw:start-shape="id41" draw:start-glue-point="4" draw:end-shape="id6" draw:end-glue-point="4" svg:d="M9255 4175v-2634h15501v502" svg:viewBox="0 0 15502 2635">
          <text:p/>
        </draw:connector>
        <draw:custom-shape draw:style-name="gr24" draw:text-style-name="P13" xml:id="id62" draw:id="id62" draw:layer="layout" svg:width="1.588cm" svg:height="0.635cm" svg:x="22.822cm" svg:y="4.352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64" draw:id="id64" draw:layer="layout" svg:width="1.588cm" svg:height="0.635cm" svg:x="23.923cm" svg:y="5.26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20" xml:id="id63" draw:id="id63" draw:layer="layout" svg:x1="24.756cm" svg:y1="3.63cm" svg:x2="23.616cm" svg:y2="4.352cm" draw:start-shape="id6" draw:start-glue-point="6" draw:end-shape="id62" draw:end-glue-point="4" svg:d="M24756 3630v361h-1140v361" svg:viewBox="0 0 1141 723">
          <text:p/>
        </draw:connector>
        <draw:connector draw:style-name="gr49" draw:text-style-name="P19" draw:layer="layout" draw:type="line" svg:x1="24.186cm" svg:y1="3.991cm" svg:x2="23.616cm" svg:y2="4.352cm" draw:start-shape="id63" draw:start-glue-point="0" draw:end-shape="id62" draw:end-glue-point="4" svg:d="M24186 3991l-570 361" svg:viewBox="0 0 571 362">
          <text:p/>
        </draw:connector>
        <draw:connector draw:style-name="gr49" draw:text-style-name="P19" draw:layer="layout" draw:type="line" svg:x1="24.756cm" svg:y1="3.63cm" svg:x2="24.717cm" svg:y2="5.269cm" draw:start-shape="id6" draw:start-glue-point="6" draw:end-shape="id64" draw:end-glue-point="4" svg:d="M24756 3630l-39 1639" svg:viewBox="0 0 40 1640">
          <text:p/>
        </draw:connector>
        <draw:custom-shape draw:style-name="gr52" draw:text-style-name="P13" xml:id="id65" draw:id="id65" draw:layer="layout" svg:width="3.78cm" svg:height="0.635cm" svg:x="28.017cm" svg:y="3.269cm">
          <text:p text:style-name="P1">Access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26.502cm" svg:y1="2.836cm" svg:x2="28.017cm" svg:y2="3.587cm" draw:start-shape="id6" draw:end-shape="id65" draw:end-glue-point="6" svg:d="M26502 2836l1515 751" svg:viewBox="0 0 1516 752">
          <text:p/>
        </draw:connector>
        <draw:custom-shape draw:style-name="gr24" draw:text-style-name="P13" xml:id="id66" draw:id="id66" draw:layer="layout" svg:width="1.588cm" svg:height="0.635cm" svg:x="27.652cm" svg:y="23.037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29.24cm" svg:y1="23.355cm" svg:x2="30.227cm" svg:y2="25.142cm" draw:start-shape="id66" draw:start-glue-point="10" draw:end-shape="id14" draw:end-glue-point="6" svg:d="M29240 23355l987 1787" svg:viewBox="0 0 988 1788">
          <text:p/>
        </draw:connector>
        <draw:custom-shape draw:style-name="gr53" draw:text-style-name="P13" xml:id="id67" draw:id="id67" draw:layer="layout" svg:width="2.859cm" svg:height="1.546cm" svg:x="27.033cm" svg:y="5.169cm">
          <text:p text:style-name="P1">Registration<text:line-break/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24.756cm" svg:y1="3.63cm" svg:x2="28.463cm" svg:y2="5.169cm" draw:start-shape="id6" draw:start-glue-point="6" draw:end-shape="id67" draw:end-glue-point="4" svg:d="M24756 3630l3707 1539" svg:viewBox="0 0 3708 1540">
          <text:p/>
        </draw:connector>
        <draw:connector draw:style-name="gr49" draw:text-style-name="P19" draw:layer="layout" draw:type="line" svg:x1="47.113cm" svg:y1="12.957cm" svg:x2="46.072cm" svg:y2="13.67cm" draw:start-shape="id68" draw:start-glue-point="8" draw:end-shape="id5" draw:end-glue-point="0" svg:d="M47113 12957l-1041 713" svg:viewBox="0 0 1042 714">
          <text:p/>
        </draw:connector>
        <draw:connector draw:style-name="gr49" draw:text-style-name="P19" draw:layer="layout" draw:type="line" svg:x1="25.854cm" svg:y1="1.317cm" svg:x2="24.756cm" svg:y2="2.043cm" draw:start-shape="id69" draw:start-glue-point="8" draw:end-shape="id6" draw:end-glue-point="4" svg:d="M25854 1317l-1098 726" svg:viewBox="0 0 1099 727">
          <text:p/>
        </draw:connector>
        <draw:custom-shape draw:style-name="gr24" draw:text-style-name="P13" xml:id="id70" draw:id="id70" draw:layer="layout" svg:width="1.588cm" svg:height="0.635cm" svg:x="43.752cm" svg:y="16.4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44.546cm" svg:y1="16.43cm" svg:x2="46.072cm" svg:y2="15.258cm" draw:start-shape="id70" draw:start-glue-point="4" draw:end-shape="id5" draw:end-glue-point="2" svg:d="M44546 16430l1526-1172" svg:viewBox="0 0 1527 1173">
          <text:p/>
        </draw:connector>
        <draw:custom-shape draw:style-name="gr54" draw:text-style-name="P13" xml:id="id71" draw:id="id71" draw:layer="layout" svg:width="2.978cm" svg:height="1.546cm" svg:x="31.042cm" svg:y="4.77cm">
          <text:p text:style-name="P1">Access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26.502cm" svg:y1="2.836cm" svg:x2="31.478cm" svg:y2="4.996cm" draw:start-shape="id6" draw:end-shape="id71" draw:end-glue-point="5" svg:d="M26502 2836l4976 2160" svg:viewBox="0 0 4977 2161">
          <text:p/>
        </draw:connector>
        <draw:custom-shape draw:style-name="gr53" draw:text-style-name="P13" xml:id="id72" draw:id="id72" draw:layer="layout" svg:width="2.859cm" svg:height="1.546cm" svg:x="32.432cm" svg:y="1.359cm">
          <text:p text:style-name="P1">valid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9" draw:text-style-name="P19" draw:layer="layout" draw:type="line" svg:x1="26.502cm" svg:y1="2.836cm" svg:x2="32.432cm" svg:y2="2.132cm" draw:end-shape="id72" draw:end-glue-point="6" svg:d="M26502 2836l5930-704" svg:viewBox="0 0 5931 705">
          <text:p/>
        </draw:connector>
        <draw:custom-shape draw:style-name="gr24" draw:text-style-name="P13" xml:id="id73" draw:id="id73" draw:layer="layout" svg:width="1.588cm" svg:height="0.635cm" svg:x="26.717cm" svg:y="17.51cm">
          <text:p text:style-name="P1">Asset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26.949cm" svg:y1="18.052cm" svg:x2="25.765cm" svg:y2="17.033cm" draw:start-shape="id73" draw:start-glue-point="7" draw:end-shape="id1" svg:d="M26949 18052l-1184-1019" svg:viewBox="0 0 1185 1020">
          <text:p/>
        </draw:connector>
        <draw:custom-shape draw:style-name="gr24" draw:text-style-name="P13" xml:id="id75" draw:id="id75" draw:layer="layout" svg:width="1.588cm" svg:height="0.635cm" svg:x="25.413cm" svg:y="18.337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76" draw:id="id76" draw:layer="layout" svg:width="3.81cm" svg:height="0.558cm" svg:x="24.311cm" svg:y="19.374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74" draw:id="id74" draw:layer="layout" svg:width="1.588cm" svg:height="0.635cm" svg:x="21.077cm" svg:y="18.43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5" draw:layer="layout" draw:type="line" svg:x1="22.665cm" svg:y1="18.755cm" svg:x2="22.59cm" svg:y2="17.033cm" draw:start-shape="id74" draw:start-glue-point="10" draw:end-shape="id1" svg:d="M22665 18755l-75-1722" svg:viewBox="0 0 76 1723">
          <text:p/>
        </draw:connector>
        <draw:connector draw:style-name="gr28" draw:text-style-name="P15" draw:layer="layout" draw:type="line" svg:x1="25.413cm" svg:y1="18.655cm" svg:x2="25.765cm" svg:y2="17.033cm" draw:start-shape="id75" draw:start-glue-point="6" draw:end-shape="id1" svg:d="M25413 18655l352-1622" svg:viewBox="0 0 353 1623">
          <text:p/>
        </draw:connector>
        <draw:connector draw:style-name="gr28" draw:text-style-name="P15" draw:layer="layout" draw:type="line" svg:x1="24.311cm" svg:y1="19.653cm" svg:x2="25.765cm" svg:y2="17.033cm" draw:start-shape="id76" draw:start-glue-point="6" svg:d="M24311 19653l1454-2620" svg:viewBox="0 0 1455 2621">
          <text:p/>
        </draw:connector>
        <draw:custom-shape draw:style-name="gr24" draw:text-style-name="P13" xml:id="id79" draw:id="id79" draw:layer="layout" svg:width="1.588cm" svg:height="0.635cm" svg:x="9.327cm" svg:y="25.893cm">
          <text:p text:style-name="P1">quantity_at_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80" draw:id="id80" draw:layer="layout" svg:width="1.588cm" svg:height="0.635cm" svg:x="9.327cm" svg:y="27.293cm">
          <text:p text:style-name="P1">Lo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77" draw:id="id77" draw:layer="layout" svg:width="1.588cm" svg:height="0.635cm" svg:x="46.153cm" svg:y="16.43cm">
          <text:p text:style-name="P1">Registration<text:line-break/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78" draw:id="id78" draw:layer="layout" svg:width="1.588cm" svg:height="0.635cm" svg:x="49.253cm" svg:y="16.63cm">
          <text:p text:style-name="P1">His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9" draw:layer="layout" draw:type="line" svg:x1="46.947cm" svg:y1="16.43cm" svg:x2="46.072cm" svg:y2="15.258cm" draw:start-shape="id77" draw:start-glue-point="4" svg:d="M46947 16430l-875-1172" svg:viewBox="0 0 876 1173">
          <text:p/>
        </draw:connector>
        <draw:connector draw:style-name="gr49" draw:text-style-name="P19" draw:layer="layout" draw:type="line" svg:x1="50.047cm" svg:y1="16.63cm" svg:x2="46.072cm" svg:y2="15.258cm" draw:start-shape="id78" draw:start-glue-point="4" svg:d="M50047 16630l-3975-1372" svg:viewBox="0 0 3976 1373">
          <text:p/>
        </draw:connector>
        <draw:connector draw:style-name="gr28" draw:text-style-name="P15" draw:layer="layout" draw:type="line" svg:x1="11.795cm" svg:y1="23.543cm" svg:x2="10.915cm" svg:y2="26.211cm" draw:end-shape="id79" draw:end-glue-point="10" svg:d="M11795 23543l-880 2668" svg:viewBox="0 0 881 2669">
          <text:p/>
        </draw:connector>
        <draw:connector draw:style-name="gr28" draw:text-style-name="P15" draw:layer="layout" draw:type="line" svg:x1="11.795cm" svg:y1="23.543cm" svg:x2="10.915cm" svg:y2="27.611cm" draw:end-shape="id80" draw:end-glue-point="10" svg:d="M11795 23543l-880 4068" svg:viewBox="0 0 881 406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04cm" fo:page-height="38.7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1:29:41.293231274</meta:creation-date>
    <dc:date>2021-10-03T19:17:48.829796818</dc:date>
    <meta:editing-duration>PT14H23M5S</meta:editing-duration>
    <meta:editing-cycles>11</meta:editing-cycles>
    <meta:generator>LibreOffice/7.1.6.2$Linux_X86_64 LibreOffice_project/10$Build-2</meta:generator>
    <meta:document-statistic meta:object-count="180"/>
  </office:meta>
</office:document-meta>
</file>